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Roboto, 'Helvetica Neue',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start" style:justify-single-word="false" fo:orphans="2" fo:widows="2" fo:text-indent="0cm" style:auto-text-indent="false"/>
      <style:text-properties fo:font-weight="normal" officeooo:rsid="001272bc" officeooo:paragraph-rsid="001272bc" style:font-weight-asian="normal" style:font-weight-complex="normal"/>
    </style:style>
    <style:style style:name="P2" style:family="paragraph" style:parent-style-name="Text_20_body">
      <style:paragraph-properties fo:margin-left="0cm" fo:margin-right="0cm" fo:text-align="start" style:justify-single-word="false" fo:orphans="2" fo:widows="2" fo:text-indent="0cm" style:auto-text-indent="false"/>
      <style:text-properties officeooo:paragraph-rsid="001272bc"/>
    </style:style>
    <style:style style:name="P3" style:family="paragraph" style:parent-style-name="Text_20_body">
      <style:paragraph-properties fo:margin-left="0cm" fo:margin-right="0cm" fo:text-align="start" style:justify-single-word="false" fo:orphans="2" fo:widows="2" fo:text-indent="0cm" style:auto-text-indent="false"/>
      <style:text-properties fo:font-weight="bold" officeooo:paragraph-rsid="00120b6a" style:font-weight-asian="bold" style:font-weight-complex="bold"/>
    </style:style>
    <style:style style:name="P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officeooo:rsid="00118a80" officeooo:paragraph-rsid="00118a80"/>
    </style:style>
    <style:style style:name="P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bold" style:font-weight-asian="bold" style:font-weight-complex="bold"/>
    </style:style>
    <style:style style:name="T1" style:family="text">
      <style:text-properties fo:font-variant="normal" fo:text-transform="none" fo:color="#373a3c" style:font-name="apple-system" fo:font-size="11.25pt" fo:letter-spacing="normal" fo:font-style="normal"/>
    </style:style>
    <style:style style:name="T2" style:family="text">
      <style:text-properties fo:font-variant="normal" fo:text-transform="none" fo:color="#373a3c" style:font-name="apple-system" fo:font-size="11.25pt" fo:letter-spacing="normal" fo:font-style="normal" fo:font-weight="normal"/>
    </style:style>
    <style:style style:name="T3" style:family="text">
      <style:text-properties fo:font-variant="normal" fo:text-transform="none" fo:color="#373a3c" style:font-name="apple-system" fo:font-size="11.25pt" fo:letter-spacing="normal" fo:font-style="normal" fo:font-weight="normal" officeooo:rsid="001272bc"/>
    </style:style>
    <style:style style:name="T4" style:family="text">
      <style:text-properties fo:font-variant="normal" fo:text-transform="none" fo:color="#373a3c" style:font-name="apple-system" fo:font-size="11.25pt" fo:letter-spacing="normal" fo:font-style="normal" fo:font-weight="bold" style:font-weight-asian="bold" style:font-weight-complex="bold"/>
    </style:style>
    <style:style style:name="T5" style:family="text">
      <style:text-properties fo:font-variant="normal" fo:text-transform="none" fo:color="#373a3c" style:font-name="apple-system" fo:font-size="11.25pt" fo:letter-spacing="normal" fo:font-style="normal" fo:font-weight="bold" officeooo:rsid="001272bc" style:font-weight-asian="bold" style:font-weight-complex="bold"/>
    </style:style>
    <style:style style:name="T6" style:family="text">
      <style:text-properties fo:font-variant="normal" fo:text-transform="none" fo:color="#373a3c" style:font-name="apple-system" fo:font-size="11.25pt" fo:letter-spacing="normal" fo:font-style="normal" style:text-underline-style="solid" style:text-underline-width="auto" style:text-underline-color="font-color" fo:font-weight="normal" officeooo:rsid="001272bc"/>
    </style:style>
    <style:style style:name="T7" style:family="text">
      <style:text-properties fo:font-variant="normal" fo:text-transform="none" fo:color="#373a3c" style:font-name="apple-system" fo:font-size="11.25pt" fo:letter-spacing="normal" fo:font-style="italic" fo:font-weight="bold" style:font-weight-asian="bold" style:font-weight-complex="bold"/>
    </style:style>
    <style:style style:name="T8" style:family="text">
      <style:text-properties officeooo:rsid="00118a80"/>
    </style:style>
    <style:style style:name="T9" style:family="text">
      <style:text-properties officeooo:rsid="00120b6a"/>
    </style:style>
    <style:style style:name="T10" style:family="text">
      <style:text-properties fo:font-weight="bold" officeooo:rsid="00118a80"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Diferencias de las 2 versiones del Ejercicio 13?</text:p>
      <text:p text:style-name="P4">“<text:span text:style-name="T8">Ej13T4</text:span>” <text:span text:style-name="T8">utiliza la estructura </text:span><text:span text:style-name="T10">if else if</text:span><text:span text:style-name="T8">, por lo que va a pararse en todos los </text:span><text:span text:style-name="T10">if</text:span><text:span text:style-name="T8"> para comprobar si se cumple la condición a diferencia de “numMayorEj13T4” que utiliza también la estructura </text:span><text:span text:style-name="T10">if if else</text:span><text:span text:style-name="T8"> (un </text:span><text:span text:style-name="T10">if</text:span><text:span text:style-name="T8"> dentro de otro), en este caso no se va a parar a comprobar todas las condiciones de todos los </text:span><text:span text:style-name="T10">if</text:span><text:span text:style-name="T8"> (si no hace falta).</text:span></text:p>
      <text:p text:style-name="P5">Otra diferencia es que en el segundo archivo se utilizan variables para guardar el n<text:span text:style-name="T9">ú</text:span>mero cuando ya sabemos que es <text:span text:style-name="T9">el mayor, el mediano o el pequeño cuando en el primer archivo se muestra del tirón los números introducidos por el usuario.</text:span></text:p>
      <text:p text:style-name="P5"/>
      <text:p text:style-name="P3"><text:span text:style-name="T1">2. Cambia el enunciado de cada versión para que se ajuste mejor al código escrito.</text:span></text:p>
      <text:p text:style-name="P2"><text:span text:style-name="T6">Enunciado Ej13T4:</text:span><text:span text:style-name="T3"> Escribe un programa que ordene tres números enteros introducidos por teclado.</text:span></text:p>
      <text:p text:style-name="P2"><text:span text:style-name="T6">Enunciado modificado:</text:span><text:span text:style-name="T3"> Escribe un programa que ordene de mayor a menor tres enteros diferentes introducidos por teclado sin utilizar </text:span><text:span text:style-name="T5">if</text:span><text:span text:style-name="T3">s anidados.</text:span></text:p>
      <text:p text:style-name="P2"><text:span text:style-name="T3"/></text:p>
      <text:p text:style-name="P2"><text:span text:style-name="T6">Enunciado numMayorEj13T4:</text:span><text:span text:style-name="T3"> Escribe un programa que ordene tres números enteros.</text:span></text:p>
      <text:p text:style-name="P2"><text:span text:style-name="T6">Enunciado modificado:</text:span><text:span text:style-name="T3"> Escribe un programa que ordene de mayor a menor tres enteros diferentes introducidos por teclado utilizando </text:span><text:span text:style-name="T5">if</text:span><text:span text:style-name="T3">s anidados.</text:span></text:p>
      <text:p text:style-name="P2"><text:span text:style-name="T2"><text:line-break/></text:span><text:line-break/><text:span text:style-name="T4">3.</text:span><text:span text:style-name="T7">Como puedes ver, existen múltiples soluciones a un mismo ejercicio si el nivel de exactitud/concreción del enunciado no es bueno</text:span><text:span text:style-name="T4">. Comenta ahora las diferencias con el código de tu ejercicio 13.</text:span></text:p>
      <text:p text:style-name="P1"><text:span text:style-name="T1">Yo tengo una mezcla de las dos versiones, he utilizado ifs anidados como en el segundo archivo pero no he utilizados más variables que los propios números introducidos por teclado porque no veo que sea necesario utilizar variables de “mayor”, “medio” y “menor” ya que después de comparar los números los muestro por pantalla directam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Roboto, 'Helvetica Neue',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5:17:45.016000000</meta:creation-date>
    <dc:date>2018-10-18T16:02:01.659000000</dc:date>
    <meta:editing-duration>PT20M1S</meta:editing-duration>
    <meta:editing-cycles>1</meta:editing-cycles>
    <meta:generator>LibreOffice/5.1.2.2$Windows_x86 LibreOffice_project/d3bf12ecb743fc0d20e0be0c58ca359301eb705f</meta:generator>
    <meta:document-statistic meta:table-count="0" meta:image-count="0" meta:object-count="0" meta:page-count="1" meta:paragraph-count="10" meta:word-count="278" meta:character-count="1693" meta:non-whitespace-character-count="1423"/>
  </office:meta>
</office:document-meta>
</file>